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  <style:style style:name="ce2" style:family="table-cell" style:parent-style-name="Default" style:data-style-name="N64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lips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office:value-type="date" office:date-value="2019-07-02T19:24:08" calcext:value-type="date">
            <text:p>2019-07-02 19:24:08</text:p>
          </table:table-cell>
          <table:table-cell table:number-columns-repeated="3"/>
        </table:table-row>
        <table:table-row table:style-name="ro1">
          <table:table-cell office:value-type="date" office:date-value="2019-12-19T05:18:53" calcext:value-type="date">
            <text:p>2019-12-19 05:18:53</text:p>
          </table:table-cell>
          <table:table-cell table:style-name="ce2" table:formula="of:=[.A4]-[.A3]" office:value-type="time" office:time-value="PT4065H54M44.999999998S" calcext:value-type="time">
            <text:p>4065:54:45</text:p>
          </table:table-cell>
          <table:table-cell table:style-name="ce3" table:formula="of:=[.B4]" office:value-type="float" office:value="169.413020833333" calcext:value-type="float">
            <text:p>169.413020833333</text:p>
          </table:table-cell>
          <table:table-cell table:formula="of:=[.C4]" office:value-type="float" office:value="169.413020833333" calcext:value-type="float">
            <text:p>169.413020833333</text:p>
          </table:table-cell>
        </table:table-row>
        <table:table-row table:style-name="ro1">
          <table:table-cell office:value-type="date" office:date-value="2020-06-21T06:41:15" calcext:value-type="date">
            <text:p>2020-06-21 06:41:15</text:p>
          </table:table-cell>
          <table:table-cell table:style-name="ce2" table:formula="of:=[.A5]-[.A4]" office:value-type="time" office:time-value="PT4441H22M21.999999999S" calcext:value-type="time">
            <text:p>4441:22:22</text:p>
          </table:table-cell>
          <table:table-cell table:style-name="ce3" table:formula="of:=[.B5]" office:value-type="float" office:value="185.057199074074" calcext:value-type="float">
            <text:p>185.057199074074</text:p>
          </table:table-cell>
          <table:table-cell table:formula="of:=[.C5]" office:value-type="float" office:value="185.057199074074" calcext:value-type="float">
            <text:p>185.057199074074</text:p>
          </table:table-cell>
        </table:table-row>
        <table:table-row table:style-name="ro1">
          <table:table-cell office:value-type="date" office:date-value="2020-12-14T16:14:39" calcext:value-type="date">
            <text:p>2020-12-14 16:14:39</text:p>
          </table:table-cell>
          <table:table-cell table:style-name="ce2" table:formula="of:=[.A6]-[.A5]" office:value-type="time" office:time-value="PT4233H33M23.999999S" calcext:value-type="time">
            <text:p>4233:33:24</text:p>
          </table:table-cell>
          <table:table-cell table:style-name="ce3" table:formula="of:=[.B6]" office:value-type="float" office:value="176.398194444433" calcext:value-type="float">
            <text:p>176.398194444433</text:p>
          </table:table-cell>
          <table:table-cell table:formula="of:=[.C6]" office:value-type="float" office:value="176.398194444433" calcext:value-type="float">
            <text:p>176.398194444433</text:p>
          </table:table-cell>
        </table:table-row>
        <table:table-row table:style-name="ro1">
          <table:table-cell office:value-type="date" office:date-value="2021-06-10T10:43:07" calcext:value-type="date">
            <text:p>2021-06-10 10:43:07</text:p>
          </table:table-cell>
          <table:table-cell table:style-name="ce2" table:formula="of:=[.A7]-[.A6]" office:value-type="time" office:time-value="PT4266H28M28.000000002S" calcext:value-type="time">
            <text:p>4266:28:28</text:p>
          </table:table-cell>
          <table:table-cell table:style-name="ce3" table:formula="of:=[.B7]" office:value-type="float" office:value="177.769768518519" calcext:value-type="float">
            <text:p>177.769768518519</text:p>
          </table:table-cell>
          <table:table-cell table:formula="of:=[.C7]" office:value-type="float" office:value="177.769768518519" calcext:value-type="float">
            <text:p>177.769768518519</text:p>
          </table:table-cell>
        </table:table-row>
        <table:table-row table:style-name="ro1">
          <table:table-cell office:value-type="date" office:date-value="2021-12-04T07:34:38" calcext:value-type="date">
            <text:p>2021-12-04 07:34:38</text:p>
          </table:table-cell>
          <table:table-cell table:style-name="ce2" table:formula="of:=[.A8]-[.A7]" office:value-type="time" office:time-value="PT4244H51M30.999999999S" calcext:value-type="time">
            <text:p>4244:51:31</text:p>
          </table:table-cell>
          <table:table-cell table:style-name="ce3" table:formula="of:=[.B8]" office:value-type="float" office:value="176.869108796296" calcext:value-type="float">
            <text:p>176.869108796296</text:p>
          </table:table-cell>
          <table:table-cell table:formula="of:=[.C8]" office:value-type="float" office:value="176.869108796296" calcext:value-type="float">
            <text:p>176.869108796296</text:p>
          </table:table-cell>
        </table:table-row>
        <table:table-row table:style-name="ro1">
          <table:table-cell office:value-type="date" office:date-value="2023-04-20T04:17:56" calcext:value-type="date">
            <text:p>2023-04-20 04:17:56</text:p>
          </table:table-cell>
          <table:table-cell table:style-name="ce2" table:formula="of:=[.A9]-[.A8]" office:value-type="time" office:time-value="PT12044H43M17.999999999S" calcext:value-type="time">
            <text:p>12044:43:18</text:p>
          </table:table-cell>
          <table:table-cell table:style-name="ce3" table:formula="of:=[.B9]" office:value-type="float" office:value="501.863402777778" calcext:value-type="float">
            <text:p>501.863402777778</text:p>
          </table:table-cell>
          <table:table-cell table:formula="of:=[.C9]/3" office:value-type="float" office:value="167.287800925926" calcext:value-type="float">
            <text:p>167.287800925926</text:p>
          </table:table-cell>
        </table:table-row>
        <table:table-row table:style-name="ro1">
          <table:table-cell office:value-type="date" office:date-value="2023-10-14T18:00:41" calcext:value-type="date">
            <text:p>2023-10-14 18:00:41</text:p>
          </table:table-cell>
          <table:table-cell table:style-name="ce2" table:formula="of:=[.A10]-[.A9]" office:value-type="time" office:time-value="PT4261H42M45.000000002S" calcext:value-type="time">
            <text:p>4261:42:45</text:p>
          </table:table-cell>
          <table:table-cell table:style-name="ce3" table:formula="of:=[.B10]" office:value-type="float" office:value="177.571354166667" calcext:value-type="float">
            <text:p>177.571354166667</text:p>
          </table:table-cell>
          <table:table-cell table:formula="of:=[.C10]" office:value-type="float" office:value="177.571354166667" calcext:value-type="float">
            <text:p>177.571354166667</text:p>
          </table:table-cell>
        </table:table-row>
        <table:table-row table:style-name="ro1">
          <table:table-cell office:value-type="date" office:date-value="2024-04-08T18:18:29" calcext:value-type="date">
            <text:p>2024-04-08 18:18:29</text:p>
          </table:table-cell>
          <table:table-cell table:style-name="ce2" table:formula="of:=[.A11]-[.A10]" office:value-type="time" office:time-value="PT4248H17M48.000000001S" calcext:value-type="time">
            <text:p>4248:17:48</text:p>
          </table:table-cell>
          <table:table-cell table:style-name="ce3" table:formula="of:=[.B11]" office:value-type="float" office:value="177.012361111111" calcext:value-type="float">
            <text:p>177.012361111111</text:p>
          </table:table-cell>
          <table:table-cell table:formula="of:=[.C11]" office:value-type="float" office:value="177.012361111111" calcext:value-type="float">
            <text:p>177.012361111111</text:p>
          </table:table-cell>
        </table:table-row>
        <table:table-row table:style-name="ro1">
          <table:table-cell office:value-type="date" office:date-value="2024-04-08T18:18:29" calcext:value-type="date">
            <text:p>2024-04-08 18:18:29</text:p>
          </table:table-cell>
          <table:table-cell table:style-name="ce2"/>
          <table:table-cell/>
          <table:table-cell table:formula="of:=SUM([.D4:.D11])" office:value-type="float" office:value="1407.37880787036" calcext:value-type="float">
            <text:p>1407.37880787036</text:p>
          </table:table-cell>
        </table:table-row>
        <table:table-row table:style-name="ro1">
          <table:table-cell table:number-columns-repeated="3"/>
          <table:table-cell table:formula="of:=[.D12]/8" office:value-type="float" office:value="175.922350983795" calcext:value-type="float">
            <text:p>175.92235098379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23:06:14.949501697</meta:creation-date>
    <dc:date>2023-06-29T10:01:04.837483890</dc:date>
    <meta:editing-duration>PT10H54M50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